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1">
            <text:p>Adrián Llamas, Itxaso Muñoz, Manel Díaz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_MCS</text:p>
          </table:table-cell>
          <table:table-cell office:value-type="string" table:style-name="ce1">
            <text:p>Nmeas</text:p>
          </table:table-cell>
          <table:table-cell office:value-type="string" table:style-name="ce1">
            <text:p>E/L^2</text:p>
          </table:table-cell>
          <table:table-cell office:value-type="string" table:style-name="ce1">
            <text:p>SigmaE / L^2</text:p>
          </table:table-cell>
          <table:table-cell office:value-type="string" table:style-name="ce1">
            <text:p>|M|/L^2</text:p>
          </table:table-cell>
          <table:table-cell office:value-type="string" table:style-name="ce1">
            <text:p>sigmaM/L^2</text:p>
          </table:table-cell>
          <table:table-cell office:value-type="string" table:style-name="ce1">
            <text:p>\chi</text:p>
          </table:table-cell>
          <table:table-cell office:value-type="string" table:style-name="ce1">
            <text:p>sigma_ch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igma_c</text:p>
          </table:table-cell>
          <table:table-cell office:value-type="string" table:style-name="ce1">
            <text:p>g_E</text:p>
          </table:table-cell>
          <table:table-cell office:value-type="string" table:style-name="ce1">
            <text:p>sigmag_E</text:p>
          </table:table-cell>
          <table:table-cell office:value-type="string" table:style-name="ce1">
            <text:p>g_M</text:p>
          </table:table-cell>
          <table:table-cell office:value-type="string" table:style-name="ce1">
            <text:p>sigmag_M</text:p>
          </table:table-cell>
          <table:table-cell table:number-columns-repeated="1636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7455885192643701" table:style-name="ce1">
            <text:p>-1.745588519</text:p>
          </table:table-cell>
          <table:table-cell office:value-type="float" office:value="3.1598686028819999E-5" table:style-name="ce2">
            <text:p>3.16E-05</text:p>
          </table:table-cell>
          <table:table-cell office:value-type="float" office:value="0.91130150927455" table:style-name="ce1">
            <text:p>0.911301509</text:p>
          </table:table-cell>
          <table:table-cell office:value-type="float" office:value="2.1083743753945101E-5" table:style-name="ce2">
            <text:p>2.11E-05</text:p>
          </table:table-cell>
          <table:table-cell office:value-type="float" office:value="0.42211989578916898" table:style-name="ce1">
            <text:p>0.422119896</text:p>
          </table:table-cell>
          <table:table-cell office:value-type="float" office:value="1.1350587018413799E-3" table:style-name="ce2">
            <text:p>1.14E-03</text:p>
          </table:table-cell>
          <table:table-cell office:value-type="float" office:value="0.78814150492755197" table:style-name="ce1">
            <text:p>0.788141505</text:p>
          </table:table-cell>
          <table:table-cell office:value-type="float" office:value="4.1430508093825199E-4" table:style-name="ce2">
            <text:p>4.14E-04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74557071489461" table:style-name="ce1">
            <text:p>-1.745570715</text:p>
          </table:table-cell>
          <table:table-cell office:value-type="float" office:value="7.0922937206488001E-6" table:style-name="ce2">
            <text:p>7.09E-06</text:p>
          </table:table-cell>
          <table:table-cell office:value-type="float" office:value="0.91131820721666301" table:style-name="ce1">
            <text:p>0.911318207</text:p>
          </table:table-cell>
          <table:table-cell office:value-type="float" office:value="6.6708433948797998E-6" table:style-name="ce2">
            <text:p>6.67E-06</text:p>
          </table:table-cell>
          <table:table-cell office:value-type="float" office:value="0.66230601587742599" table:style-name="ce1">
            <text:p>0.662306016</text:p>
          </table:table-cell>
          <table:table-cell office:value-type="float" office:value="1.26973274600674E-2" table:style-name="ce2">
            <text:p>1.27E-02</text:p>
          </table:table-cell>
          <table:table-cell office:value-type="float" office:value="1.21036568903594" table:style-name="ce1">
            <text:p>1.210365689</text:p>
          </table:table-cell>
          <table:table-cell office:value-type="float" office:value="5.7116197026980302E-4" table:style-name="ce2">
            <text:p>5.71E-04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7" table:style-name="ce1">
            <text:p>2.27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4175051217268699" table:style-name="ce1">
            <text:p>-1.417505122</text:p>
          </table:table-cell>
          <table:table-cell office:value-type="float" office:value="2.8177931424820901E-4" table:style-name="ce2">
            <text:p>2.82E-04</text:p>
          </table:table-cell>
          <table:table-cell office:value-type="float" office:value="0.55393397451978399" table:style-name="ce2">
            <text:p>5.54E-01</text:p>
          </table:table-cell>
          <table:table-cell office:value-type="float" office:value="1.99773095380769E-3" table:style-name="ce2">
            <text:p>2.00E-03</text:p>
          </table:table-cell>
          <table:table-cell office:value-type="float" office:value="103.697199060313" table:style-name="ce1">
            <text:p>103.6971991</text:p>
          </table:table-cell>
          <table:table-cell office:value-type="float" office:value="1.5255414820714099" table:style-name="ce1">
            <text:p>1.525541482</text:p>
          </table:table-cell>
          <table:table-cell office:value-type="float" office:value="4.9188783573484001" table:style-name="ce1">
            <text:p>4.918878357</text:p>
          </table:table-cell>
          <table:table-cell office:value-type="float" office:value="6.8833123705644497E-3" table:style-name="ce2">
            <text:p>6.88E-03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6" table:style-name="ce1">
            <text:p>2.6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0283132490732001" table:style-name="ce1">
            <text:p>-1.028313249</text:p>
          </table:table-cell>
          <table:table-cell office:value-type="float" office:value="1.10942388581342E-5" table:style-name="ce2">
            <text:p>1.11E-05</text:p>
          </table:table-cell>
          <table:table-cell office:value-type="float" office:value="4.7782983402516799E-2" table:style-name="ce2">
            <text:p>4.78E-02</text:p>
          </table:table-cell>
          <table:table-cell office:value-type="float" office:value="3.22650441177926E-5" table:style-name="ce2">
            <text:p>3.23E-05</text:p>
          </table:table-cell>
          <table:table-cell office:value-type="float" office:value="4.9856760046273001" table:style-name="ce1">
            <text:p>4.985676005</text:p>
          </table:table-cell>
          <table:table-cell office:value-type="float" office:value="7.0850117449321702E-3" table:style-name="ce2">
            <text:p>7.09E-03</text:p>
          </table:table-cell>
          <table:table-cell office:value-type="float" office:value="1.2270214623426701" table:style-name="ce1">
            <text:p>1.227021462</text:p>
          </table:table-cell>
          <table:table-cell office:value-type="float" office:value="4.2350358196549298E-4" table:style-name="ce2">
            <text:p>4.24E-04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1" table:style-name="ce1">
            <text:p>2.1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6620665266868999" table:style-name="ce1">
            <text:p>-1.662066527</text:p>
          </table:table-cell>
          <table:table-cell office:value-type="float" office:value="1.1087581834014E-5" table:style-name="ce2">
            <text:p>1.11E-05</text:p>
          </table:table-cell>
          <table:table-cell office:value-type="float" office:value="0.86867005921343199" table:style-name="ce1">
            <text:p>0.868670059</text:p>
          </table:table-cell>
          <table:table-cell office:value-type="float" office:value="3.0804218775491299E-5" table:style-name="ce2">
            <text:p>3.08E-05</text:p>
          </table:table-cell>
          <table:table-cell office:value-type="float" office:value="3.0706378289803" table:style-name="ce1">
            <text:p>3.070637829</text:p>
          </table:table-cell>
          <table:table-cell office:value-type="float" office:value="0.23971079666049899" table:style-name="ce1">
            <text:p>0.239710797</text:p>
          </table:table-cell>
          <table:table-cell office:value-type="float" office:value="4.2384065967845004" table:style-name="ce1">
            <text:p>4.238406597</text:p>
          </table:table-cell>
          <table:table-cell office:value-type="float" office:value="1.4606626818335299E-3" table:style-name="ce2">
            <text:p>1.46E-03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5465148908984201" table:style-name="ce1">
            <text:p>-1.546514891</text:p>
          </table:table-cell>
          <table:table-cell office:value-type="float" office:value="2.6085680747908698E-5" table:style-name="ce2">
            <text:p>2.61E-05</text:p>
          </table:table-cell>
          <table:table-cell office:value-type="float" office:value="0.78474454278369599" table:style-name="ce1">
            <text:p>0.784744543</text:p>
          </table:table-cell>
          <table:table-cell office:value-type="float" office:value="7.1100513316790597E-5" table:style-name="ce2">
            <text:p>7.11E-05</text:p>
          </table:table-cell>
          <table:table-cell office:value-type="float" office:value="6.7058382810121904" table:style-name="ce1">
            <text:p>6.705838281</text:p>
          </table:table-cell>
          <table:table-cell office:value-type="float" office:value="0.29182071422667999" table:style-name="ce1">
            <text:p>0.291820714</text:p>
          </table:table-cell>
          <table:table-cell office:value-type="float" office:value="4.1869594964544197" table:style-name="ce1">
            <text:p>4.186959496</text:p>
          </table:table-cell>
          <table:table-cell office:value-type="float" office:value="2.2079737827143198E-3" table:style-name="ce2">
            <text:p>2.21E-03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34764117676668" table:style-name="ce1">
            <text:p>-1.347641177</text:p>
          </table:table-cell>
          <table:table-cell office:value-type="float" office:value="7.3306325568712498E-5" table:style-name="ce2">
            <text:p>7.33E-05</text:p>
          </table:table-cell>
          <table:table-cell office:value-type="float" office:value="0.32770193922524399" table:style-name="ce1">
            <text:p>0.327701939</text:p>
          </table:table-cell>
          <table:table-cell office:value-type="float" office:value="6.6965735491622503E-4" table:style-name="ce2">
            <text:p>6.70E-04</text:p>
          </table:table-cell>
          <table:table-cell office:value-type="float" office:value="141.703244585139" table:style-name="ce1">
            <text:p>141.7032446</text:p>
          </table:table-cell>
          <table:table-cell office:value-type="float" office:value="0.45151685484821802" table:style-name="ce1">
            <text:p>0.451516855</text:p>
          </table:table-cell>
          <table:table-cell office:value-type="float" office:value="4.1114822172294296" table:style-name="ce1">
            <text:p>4.111482217</text:p>
          </table:table-cell>
          <table:table-cell office:value-type="float" office:value="4.4308560707098897E-3" table:style-name="ce2">
            <text:p>4.43E-03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4" table:style-name="ce1">
            <text:p>2.4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20400104365434" table:style-name="ce1">
            <text:p>-1.204001044</text:p>
          </table:table-cell>
          <table:table-cell office:value-type="float" office:value="2.1364617584152899E-5" table:style-name="ce2">
            <text:p>2.14E-05</text:p>
          </table:table-cell>
          <table:table-cell office:value-type="float" office:value="0.10073841557060199" table:style-name="ce1">
            <text:p>0.100738416</text:p>
          </table:table-cell>
          <table:table-cell office:value-type="float" office:value="1.50661802783459E-4" table:style-name="ce2">
            <text:p>1.51E-04</text:p>
          </table:table-cell>
          <table:table-cell office:value-type="float" office:value="23.3015458485872" table:style-name="ce1">
            <text:p>23.30154585</text:p>
          </table:table-cell>
          <table:table-cell office:value-type="float" office:value="6.9605403132048604E-2" table:style-name="ce2">
            <text:p>6.96E-02</text:p>
          </table:table-cell>
          <table:table-cell office:value-type="float" office:value="2.6904268781141201" table:style-name="ce1">
            <text:p>2.690426878</text:p>
          </table:table-cell>
          <table:table-cell office:value-type="float" office:value="8.9302484345144104E-4" table:style-name="ce2">
            <text:p>8.93E-04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5" table:style-name="ce1">
            <text:p>2.5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1.1060917651542299" table:style-name="ce1">
            <text:p>-1.106091765</text:p>
          </table:table-cell>
          <table:table-cell office:value-type="float" office:value="1.39516932338224E-5" table:style-name="ce2">
            <text:p>1.40E-05</text:p>
          </table:table-cell>
          <table:table-cell office:value-type="float" office:value="6.3229346689895993E-2" table:style-name="ce2">
            <text:p>6.32E-02</text:p>
          </table:table-cell>
          <table:table-cell office:value-type="float" office:value="5.8505750929038999E-5" table:style-name="ce2">
            <text:p>5.85E-05</text:p>
          </table:table-cell>
          <table:table-cell office:value-type="float" office:value="9.0151660761738501" table:style-name="ce1">
            <text:p>9.015166076</text:p>
          </table:table-cell>
          <table:table-cell office:value-type="float" office:value="1.7470421543051399E-2" table:style-name="ce2">
            <text:p>1.75E-02</text:p>
          </table:table-cell>
          <table:table-cell office:value-type="float" office:value="2.1440760823932599" table:style-name="ce1">
            <text:p>2.144076082</text:p>
          </table:table-cell>
          <table:table-cell office:value-type="float" office:value="5.3061193063298295E-4" table:style-name="ce2">
            <text:p>5.31E-04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7" table:style-name="ce1">
            <text:p>2.7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0.96353250237933796" table:style-name="ce1">
            <text:p>-0.963532502</text:p>
          </table:table-cell>
          <table:table-cell office:value-type="float" office:value="9.7407566094762007E-6" table:style-name="ce2">
            <text:p>9.74E-06</text:p>
          </table:table-cell>
          <table:table-cell office:value-type="float" office:value="3.9247645361498398E-2" table:style-name="ce2">
            <text:p>3.92E-02</text:p>
          </table:table-cell>
          <table:table-cell office:value-type="float" office:value="2.13460768747535E-5" table:style-name="ce2">
            <text:p>2.13E-05</text:p>
          </table:table-cell>
          <table:table-cell office:value-type="float" office:value="3.2432182218224401" table:style-name="ce2">
            <text:p>3.24E+00</text:p>
          </table:table-cell>
          <table:table-cell office:value-type="float" office:value="3.73640691837074E-3" table:style-name="ce2">
            <text:p>3.74E-03</text:p>
          </table:table-cell>
          <table:table-cell office:value-type="float" office:value="0.81471456816598997" table:style-name="ce1">
            <text:p>0.814714568</text:p>
          </table:table-cell>
          <table:table-cell office:value-type="float" office:value="3.4501490202311699E-4" table:style-name="ce2">
            <text:p>3.45E-04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8" table:style-name="ce1">
            <text:p>2.8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-0.90813622258128202" table:style-name="ce1">
            <text:p>-0.908136223</text:p>
          </table:table-cell>
          <table:table-cell office:value-type="float" office:value="9.0910686686161203E-6" table:style-name="ce2">
            <text:p>9.09E-06</text:p>
          </table:table-cell>
          <table:table-cell office:value-type="float" office:value="3.3782968580535103E-2" table:style-name="ce2">
            <text:p>3.38E-02</text:p>
          </table:table-cell>
          <table:table-cell office:value-type="float" office:value="1.57975066710298E-5" table:style-name="ce2">
            <text:p>1.58E-05</text:p>
          </table:table-cell>
          <table:table-cell office:value-type="float" office:value="2.3217993019210699" table:style-name="ce1">
            <text:p>2.321799302</text:p>
          </table:table-cell>
          <table:table-cell office:value-type="float" office:value="2.3111637678974099E-3" table:style-name="ce2">
            <text:p>2.31E-03</text:p>
          </table:table-cell>
          <table:table-cell office:value-type="float" office:value="0.60867357045862402" table:style-name="ce1">
            <text:p>0.60867357</text:p>
          </table:table-cell>
          <table:table-cell office:value-type="float" office:value="3.0365789781235499E-4" table:style-name="ce2">
            <text:p>3.04E-04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9" table:style-name="ce1"/>
          <table:table-cell table:style-name="ce2"/>
          <table:table-cell table:style-name="ce1"/>
          <table:table-cell table:style-name="ce2"/>
          <table:table-cell table:number-columns-repeated="1637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number-rows-repeated="10" table:style-name="ro1">
          <table:table-cell table:number-columns-repeated="10"/>
          <table:table-cell table:style-name="ce2"/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Matteo Palassini</meta:initial-creator>
    <dc:creator>MANEL DÍAZ CALVO</dc:creator>
    <meta:creation-date>2019-11-10T17:39:26Z</meta:creation-date>
    <dc:date>2026-01-06T11:36:10Z</dc:date>
    <meta:editing-cycles>1</meta:editing-cycles>
    <meta:editing-duration>PT181S</meta:editing-duration>
  </office:meta>
</office:document-meta>
</file>